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body>
    <office:spreadsheet>
      <table:table table:name="Sheet1">
        <table:table-row>
          <table:table-cell office:value-type="string">
            <text:p>Method</text:p>
          </table:table-cell>
          <table:table-cell office:value-type="string">
            <text:p>Route</text:p>
          </table:table-cell>
          <table:table-cell office:value-type="string">
            <text:p>Description</text:p>
          </table:table-cell>
        </table:table-row>
        <table:table-row>
          <table:table-cell office:value-type="string">
            <text:p>GET</text:p>
          </table:table-cell>
          <table:table-cell office:value-type="string">
            <text:p>`/api/surveys`</text:p>
          </table:table-cell>
          <table:table-cell office:value-type="string">
            <text:p>List all surveys with client name, room/media counts</text:p>
          </table:table-cell>
        </table:table-row>
        <table:table-row>
          <table:table-cell office:value-type="string">
            <text:p>GET</text:p>
          </table:table-cell>
          <table:table-cell office:value-type="string">
            <text:p>`/api/surveys/:id`</text:p>
          </table:table-cell>
          <table:table-cell office:value-type="string">
            <text:p>Get survey with rooms, work items, and media</text:p>
          </table:table-cell>
        </table:table-row>
        <table:table-row>
          <table:table-cell office:value-type="string">
            <text:p>POST</text:p>
          </table:table-cell>
          <table:table-cell office:value-type="string">
            <text:p>`/api/surveys`</text:p>
          </table:table-cell>
          <table:table-cell office:value-type="string">
            <text:p>Create survey (auto-creates template rooms)</text:p>
          </table:table-cell>
        </table:table-row>
        <table:table-row>
          <table:table-cell office:value-type="string">
            <text:p>PATCH</text:p>
          </table:table-cell>
          <table:table-cell office:value-type="string">
            <text:p>`/api/surveys/:id`</text:p>
          </table:table-cell>
          <table:table-cell office:value-type="string">
            <text:p>Update survey fields</text:p>
          </table:table-cell>
        </table:table-row>
        <table:table-row>
          <table:table-cell office:value-type="string">
            <text:p>DELETE</text:p>
          </table:table-cell>
          <table:table-cell office:value-type="string">
            <text:p>`/api/surveys/:id`</text:p>
          </table:table-cell>
          <table:table-cell office:value-type="string">
            <text:p>Delete survey (cascades)</text:p>
          </table:table-cell>
        </table:table-row>
        <table:table-row>
          <table:table-cell office:value-type="string">
            <text:p>POST</text:p>
          </table:table-cell>
          <table:table-cell office:value-type="string">
            <text:p>`/api/surveys/:id/rooms`</text:p>
          </table:table-cell>
          <table:table-cell office:value-type="string">
            <text:p>Add room</text:p>
          </table:table-cell>
        </table:table-row>
        <table:table-row>
          <table:table-cell office:value-type="string">
            <text:p>PATCH</text:p>
          </table:table-cell>
          <table:table-cell office:value-type="string">
            <text:p>`/api/surveys/:id/rooms/:roomId`</text:p>
          </table:table-cell>
          <table:table-cell office:value-type="string">
            <text:p>Update room</text:p>
          </table:table-cell>
        </table:table-row>
        <table:table-row>
          <table:table-cell office:value-type="string">
            <text:p>DELETE</text:p>
          </table:table-cell>
          <table:table-cell office:value-type="string">
            <text:p>`/api/surveys/:id/rooms/:roomId`</text:p>
          </table:table-cell>
          <table:table-cell office:value-type="string">
            <text:p>Delete room</text:p>
          </table:table-cell>
        </table:table-row>
        <table:table-row>
          <table:table-cell office:value-type="string">
            <text:p>POST</text:p>
          </table:table-cell>
          <table:table-cell office:value-type="string">
            <text:p>`/api/surveys/:id/rooms/:roomId/work-items`</text:p>
          </table:table-cell>
          <table:table-cell office:value-type="string">
            <text:p>Add work item</text:p>
          </table:table-cell>
        </table:table-row>
        <table:table-row>
          <table:table-cell office:value-type="string">
            <text:p>PATCH</text:p>
          </table:table-cell>
          <table:table-cell office:value-type="string">
            <text:p>`/api/surveys/:id/rooms/:roomId/work-items/:itemId`</text:p>
          </table:table-cell>
          <table:table-cell office:value-type="string">
            <text:p>Update work item</text:p>
          </table:table-cell>
        </table:table-row>
        <table:table-row>
          <table:table-cell office:value-type="string">
            <text:p>DELETE</text:p>
          </table:table-cell>
          <table:table-cell office:value-type="string">
            <text:p>`/api/surveys/:id/rooms/:roomId/work-items/:itemId`</text:p>
          </table:table-cell>
          <table:table-cell office:value-type="string">
            <text:p>Delete work item</text:p>
          </table:table-cell>
        </table:table-row>
        <table:table-row>
          <table:table-cell office:value-type="string">
            <text:p>POST</text:p>
          </table:table-cell>
          <table:table-cell office:value-type="string">
            <text:p>`/api/surveys/:id/media`</text:p>
          </table:table-cell>
          <table:table-cell office:value-type="string">
            <text:p>Upload media (multer)</text:p>
          </table:table-cell>
        </table:table-row>
        <table:table-row>
          <table:table-cell office:value-type="string">
            <text:p>DELETE</text:p>
          </table:table-cell>
          <table:table-cell office:value-type="string">
            <text:p>`/api/surveys/:id/media/:mediaId`</text:p>
          </table:table-cell>
          <table:table-cell office:value-type="string">
            <text:p>Delete media</text:p>
          </table:table-cell>
        </table:table-row>
        <table:table-row>
          <table:table-cell office:value-type="string">
            <text:p>POST</text:p>
          </table:table-cell>
          <table:table-cell office:value-type="string">
            <text:p>`/api/surveys/:id/generate-quote`</text:p>
          </table:table-cell>
          <table:table-cell office:value-type="string">
            <text:p>Convert survey → quote</text:p>
          </table:table-cell>
        </table:table-row>
        <table:table-row>
          <table:table-cell office:value-type="string">
            <text:p>GET</text:p>
          </table:table-cell>
          <table:table-cell office:value-type="string">
            <text:p>`/api/surveys/templates`</text:p>
          </table:table-cell>
          <table:table-cell office:value-type="string">
            <text:p>Get 7 survey templa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table="urn:oasis:names:tc:opendocument:xmlns:table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>
    <style:style style:name="Standard" style:family="paragraph"/>
    <style:style style:name="Heading_20_1" style:display-name="Heading 1" style:family="paragraph">
      <style:text-properties fo:font-weight="bold" fo:font-size="18pt"/>
    </style:style>
  </office:styles>
</office:document-styles>
</file>

<file path=meta.xml><?xml version="1.0" encoding="utf-8"?>
<office:document-meta xmlns:office="urn:oasis:names:tc:opendocument:xmlns:office:1.0" office:version="1.2">
  <office:meta/>
</office:document-meta>
</file>